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fo:min-height="0.31cm"/>
    </style:style>
    <style:style style:name="gr4" style:family="graphic" style:parent-style-name="standard">
      <style:graphic-properties draw:stroke="none" svg:stroke-color="#000000" draw:fill="none" draw:fill-color="#ffffff" fo:min-height="0.31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marker-end="Arrow" draw:marker-end-width="0.3cm" draw:textarea-vertical-align="middl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>
      <style:graphic-properties draw:stroke="none" svg:stroke-color="#000000" draw:fill="none" draw:fill-color="#ffffff" fo:min-height="0.335cm"/>
    </style:style>
    <style:style style:name="gr14" style:family="graphic" style:parent-style-name="standard">
      <style:graphic-properties draw:stroke="none" svg:stroke-color="#000000" draw:fill="none" draw:fill-color="#ffffff" fo:min-height="0.35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9pt" style:font-size-asian="9pt" style:font-size-complex="9pt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8pt" style:font-size-asian="18pt"/>
    </style:style>
    <style:style style:name="P11" style:family="paragraph">
      <style:paragraph-properties fo:text-align="center"/>
      <style:text-properties style:font-size-asian="18pt"/>
    </style:style>
    <style:style style:name="T1" style:family="text">
      <style:text-properties fo:font-family="'Liberation Sans'" style:font-family-generic="swiss" style:font-pitch="variable" fo:font-size="9pt" style:font-size-asian="9pt" style:font-size-complex="9pt"/>
    </style:style>
    <style:style style:name="T2" style:family="text">
      <style:text-properties fo:font-family="'Liberation Sans'" style:font-family-generic="swiss" style:font-pitch="variable" fo:font-size="9pt" style:font-family-asian="'Liberation Sans'" style:font-family-generic-asian="roman" style:font-pitch-asian="variable" style:font-size-asian="9pt" style:font-family-complex="'Liberation Sans'" style:font-family-generic-complex="roman" style:font-pitch-complex="variable" style:font-size-complex="9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'Liberation Sans'" style:font-family-generic="swiss" style:font-pitch="variable" fo:font-size="9pt" style:font-family-asian="'Liberation Sans'" style:font-family-generic-asian="swiss" style:font-pitch-asian="variable" style:font-size-asian="9pt" style:font-family-complex="'Liberation Sans'" style:font-family-generic-complex="swiss" style:font-pitch-complex="variable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25cm" svg:height="2.073cm" svg:x="4.368cm" svg:y="5.069cm">
          <text:p><text:span text:style-name="T1"/></text:p>
          <text:p><text:span text:style-name="T2"><text:s text:c="2"/></text:span><text:span text:style-name="T2">20: ld $t9, 0x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4.368cm" svg:y="10.277cm">
          <text:p><text:span text:style-name="T3"><text:s text:c="2"/></text:span></text:p>
        </draw:rect>
        <draw:rect draw:style-name="gr1" draw:text-style-name="P1" draw:layer="layout" svg:width="4.13cm" svg:height="2.037cm" svg:x="4.363cm" svg:y="3.0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1.908cm" svg:y="11.73cm">
          <draw:text-box>
            <text:p><text:span text:style-name="T4">gp --------------&gt;</text:span></text:p>
          </draw:text-box>
        </draw:frame>
        <draw:frame draw:style-name="gr3" draw:text-style-name="P3" draw:layer="layout" svg:width="2.883cm" svg:height="0.607cm" svg:x="1.835cm" svg:y="12.784cm">
          <draw:text-box>
            <text:p><text:span text:style-name="T4">gp +16+2*4 ---&gt;</text:span></text:p>
          </draw:text-box>
        </draw:frame>
        <draw:frame draw:style-name="gr4" draw:text-style-name="P3" draw:layer="layout" svg:width="2.848cm" svg:height="0.607cm" svg:x="1.835cm" svg:y="13.135cm">
          <draw:text-box>
            <text:p><text:span text:style-name="T4">gp +16+3*4 ---&gt;</text:span></text:p>
          </draw:text-box>
        </draw:frame>
        <draw:custom-shape draw:style-name="gr5" draw:text-style-name="P4" draw:layer="layout" svg:width="4.13cm" svg:height="0.457cm" svg:x="4.363cm" svg:y="14.5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94cm" svg:x="4.363cm" svg:y="15.0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2.163cm" svg:y="2.148cm">
          <draw:text-box>
            <text:p><text:span text:style-name="T5">memory</text:span></text:p>
          </draw:text-box>
        </draw:frame>
        <draw:custom-shape draw:style-name="gr5" draw:text-style-name="P6" xml:id="id5" draw:id="id5" draw:layer="layout" svg:width="4.13cm" svg:height="0.37cm" svg:x="4.363cm" svg:y="13.3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4.13cm" svg:height="0.392cm" svg:x="4.363cm" svg:y="12.6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13cm" svg:height="0.37cm" svg:x="4.363cm" svg:y="13.0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92cm" svg:x="4.363cm" svg:y="12.3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62cm" svg:x="4.363cm" svg:y="13.7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4cm" svg:y="14.257cm">
          <draw:text-box>
            <text:p><text:span text:style-name="T4">gpPlt --------------------&gt;</text:span></text:p>
          </draw:text-box>
        </draw:frame>
        <draw:custom-shape draw:style-name="gr5" draw:text-style-name="P4" draw:layer="layout" svg:width="4.131cm" svg:height="0.443cm" svg:x="4.362cm" svg:y="14.1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851cm" svg:height="0.607cm" svg:x="1.832cm" svg:y="12.434cm">
          <draw:text-box>
            <text:p><text:span text:style-name="T4">gp +16+1*4 ---&gt;</text:span></text:p>
          </draw:text-box>
        </draw:frame>
        <draw:connector draw:style-name="gr8" draw:text-style-name="P4" draw:layer="layout" draw:type="curve" svg:x1="8.493cm" svg:y1="12.837cm" svg:x2="8.492cm" svg:y2="15.236cm" draw:start-shape="id1" draw:start-glue-point="1" draw:end-shape="id2" draw:end-glue-point="1" svg:d="m8493 12837c751 0 752 2399-1 2399">
          <text:p/>
        </draw:connector>
        <draw:custom-shape draw:style-name="gr5" draw:text-style-name="P4" draw:layer="layout" svg:width="4.13cm" svg:height="1.899cm" svg:x="4.363cm" svg:y="16.9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8.493cm" svg:y1="13.218cm" svg:x2="8.492cm" svg:y2="17.136cm" draw:start-shape="id3" draw:start-glue-point="1" draw:end-shape="id4" draw:end-glue-point="1" svg:d="m8493 13218c751 0 752 3918-1 3918">
          <text:p/>
        </draw:connector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6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6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4"><text:span text:style-name="T4"/></text:p>
        </draw:rect>
        <draw:custom-shape draw:style-name="gr5" draw:text-style-name="P4" draw:layer="layout" svg:width="4.13cm" svg:height="1.899cm" svg:x="4.363cm" svg:y="18.847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8.493cm" svg:y1="13.553cm" svg:x2="8.492cm" svg:y2="19.036cm" draw:start-shape="id5" draw:start-glue-point="1" draw:end-shape="id6" svg:d="m8493 13553c751 0 752 5483-1 5483">
          <text:p/>
        </draw:connector>
        <draw:custom-shape draw:style-name="gr9" draw:text-style-name="P4" xml:id="id2" draw:id="id2" draw:layer="layout" svg:width="4.13cm" svg:height="0.402cm" svg:x="4.362cm" svg:y="15.0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4.13cm" svg:height="0.402cm" svg:x="4.362cm" svg:y="16.9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4.13cm" svg:height="0.402cm" svg:x="4.362cm" svg:y="18.8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635cm" svg:x="4.362cm" svg:y="20.7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1cm" svg:y="21.301cm">
          <text:p><text:span text:style-name="T4">NumDynEntry: 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6cm" svg:y="21.6cm">
          <text:p><text:span text:style-name="T4">dynsym index: 0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9cm" svg:y="21.899cm">
          <text:p><text:span text:style-name="T4">dynsym index: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8cm" svg:y="22.198cm">
          <text:p><text:span text:style-name="T4">dynsym index: 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7cm" svg:y="22.497cm">
          <text:p><text:span text:style-name="T4">dynsym index: 1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6cm" svg:y="22.796cm">
          <text:p><text:span text:style-name="T4">dynsym index: 1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5cm" svg:y="23.095cm">
          <text:p><text:span text:style-name="T4">0: la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13cm" svg:height="0.338cm" svg:x="4.354cm" svg:y="24.2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994cm">
          <text:p><text:span text:style-name="T4">e0: dum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694cm">
          <text:p><text:span text:style-name="T4">6c: _Z3barv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38cm" svg:x="4.354cm" svg:y="23.394cm">
          <text:p><text:span text:style-name="T4">3a: _Z3fooi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1.872cm" svg:x="4.353cm" svg:y="24.293cm">
          <text:p><text:span text:style-name="T4">\0_Z2laii.\0_Z3fooii\0</text:span></text:p>
          <text:p><text:span text:style-name="T4">_Z3barv\0_gp_disp\0</text:span></text:p>
          <text:p><text:span text:style-name="T4"/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10.935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10.335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10.5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11.1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5.0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4.368cm" svg:y="7.069cm">
          <text:p><text:span text:style-name="T1"/></text:p>
          <text:p><text:span text:style-name="T2"><text:s text:c="2"/></text:span><text:span text:style-name="T2">30: ld $t9, 0x20($gp)</text:span></text:p>
          <text:p><text:span text:style-name="T2"><text:s text:c="2"/></text:span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9" draw:text-style-name="P4" draw:layer="layout" svg:width="4.13cm" svg:height="0.402cm" svg:x="4.362cm" svg:y="7.0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2cm" svg:y="11.5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1cm" svg:y="9.1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381cm" svg:x="4.361cm" svg:y="11.9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31cm" svg:x="4.361cm" svg:y="9.4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3cm" svg:height="0.419cm" svg:x="4.36cm" svg:y="9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3.0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3cm" svg:y="5.932cm">
          <text:p><text:span text:style-name="T1"><text:s text:c="2"/></text:span><text:span text:style-name="T1">2c: ret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7.9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3cm" svg:height="0.402cm" svg:x="4.362cm" svg:y="4.5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778cm" svg:x="3.921cm" svg:y="24.3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1.377cm" svg:height="0.635cm" svg:x="2.497cm" svg:y="24.93cm">
          <draw:text-box>
            <text:p><text:span text:style-name="T4">dynstr</text:span></text:p>
          </draw:text-box>
        </draw:frame>
        <draw:custom-shape draw:style-name="gr11" draw:text-style-name="P4" draw:layer="layout" svg:width="0.381cm" svg:height="1.12cm" svg:x="3.922cm" svg:y="23.12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4cm" svg:y="23.329cm">
          <draw:text-box>
            <text:p><text:span text:style-name="T4">Function offset</text:span></text:p>
          </draw:text-box>
        </draw:frame>
        <draw:custom-shape draw:style-name="gr11" draw:text-style-name="P4" draw:layer="layout" svg:width="0.381cm" svg:height="1.474cm" svg:x="3.923cm" svg:y="21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3" draw:layer="layout" svg:width="2.621cm" svg:height="0.607cm" svg:x="1.255cm" svg:y="22.028cm">
          <draw:text-box>
            <text:p><text:span text:style-name="T4">Dynsym index</text:span></text:p>
          </draw:text-box>
        </draw:frame>
        <draw:frame draw:style-name="gr14" draw:text-style-name="P3" draw:layer="layout" svg:width="3.302cm" svg:height="0.607cm" svg:x="1.508cm" svg:y="14.794cm">
          <draw:text-box>
            <text:p><text:span text:style-name="T4">gpPlt+1*8'h20 ---&gt;</text:span></text:p>
          </draw:text-box>
        </draw:frame>
        <draw:frame draw:style-name="gr2" draw:text-style-name="P3" draw:layer="layout" svg:width="3.302cm" svg:height="0.607cm" svg:x="1.381cm" svg:y="16.612cm">
          <draw:text-box>
            <text:p><text:span text:style-name="T4">gpPlt +2*8'h20 ---&gt;</text:span></text:p>
          </draw:text-box>
        </draw:frame>
        <draw:custom-shape draw:style-name="gr9" draw:text-style-name="P8" draw:layer="layout" svg:width="4.13cm" svg:height="0.402cm" svg:x="11.864cm" svg:y="10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8.6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9.2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9.4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9.8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10.0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864cm" svg:y="8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rect draw:style-name="gr1" draw:text-style-name="P1" draw:layer="layout" svg:width="4.125cm" svg:height="2.073cm" svg:x="9.3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9.368cm" svg:y="9.377cm">
          <text:p><text:span text:style-name="T3"><text:s text:c="2"/></text:span></text:p>
        </draw:rect>
        <draw:rect draw:style-name="gr1" draw:text-style-name="P1" draw:layer="layout" svg:width="4.13cm" svg:height="2.037cm" svg:x="9.3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6.908cm" svg:y="10.83cm">
          <draw:text-box>
            <text:p><text:span text:style-name="T4">gp --------------&gt;</text:span></text:p>
          </draw:text-box>
        </draw:frame>
        <draw:frame draw:style-name="gr14" draw:text-style-name="P3" draw:layer="layout" svg:width="2.883cm" svg:height="0.607cm" svg:x="6.835cm" svg:y="11.837cm">
          <draw:text-box>
            <text:p><text:span text:style-name="T4">gp +16+2*4 ---&gt;</text:span></text:p>
          </draw:text-box>
        </draw:frame>
        <draw:frame draw:style-name="gr12" draw:text-style-name="P3" draw:layer="layout" svg:width="2.894cm" svg:height="0.635cm" svg:x="6.8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9.3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9.363cm" svg:y="14.1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7.1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9.3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9.3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9.363cm" svg:y="12.133cm">
          <text:p text:style-name="P4"><text:span text:style-name="T4">Plt foo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9.3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9.3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5.914cm" svg:y="13.357cm">
          <draw:text-box>
            <text:p><text:span text:style-name="T4">gpPlt --------------------&gt;</text:span></text:p>
          </draw:text-box>
        </draw:frame>
        <draw:custom-shape draw:style-name="gr5" draw:text-style-name="P8" draw:layer="layout" svg:width="4.131cm" svg:height="0.443cm" svg:x="9.3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883cm" svg:height="0.607cm" svg:x="6.832cm" svg:y="11.534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9.363cm" svg:y="16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9.363cm" svg:y="17.947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13cm" svg:height="0.402cm" svg:x="9.3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0" draw:id="id10" draw:layer="layout" svg:width="4.13cm" svg:height="0.402cm" svg:x="9.3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9.3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9.3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9.362cm" svg:y="10.035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4.13cm" svg:height="0.402cm" svg:x="9.362cm" svg:y="9.435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9.362cm" svg:y="9.6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9.362cm" svg:y="10.2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8" draw:id="id8" draw:layer="layout" svg:width="4.13cm" svg:height="0.402cm" svg:x="9.3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073cm" svg:x="9.3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9" draw:text-style-name="P8" draw:layer="layout" svg:width="4.13cm" svg:height="0.402cm" svg:x="9.3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9.3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4.13cm" svg:height="0.431cm" svg:x="9.3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9.3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4" draw:id="id14" draw:layer="layout" svg:width="4.13cm" svg:height="0.402cm" svg:x="9.3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9" draw:id="id9" draw:layer="layout" svg:width="4.13cm" svg:height="0.402cm" svg:x="9.3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9.3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9.362cm" svg:y1="9.636cm" svg:x2="9.362cm" svg:y2="4.336cm" draw:start-shape="id7" draw:start-glue-point="3" draw:end-shape="id8" draw:end-glue-point="3" svg:d="m9362 9636c-750 0-750-5300 0-5300">
          <text:p/>
        </draw:connector>
        <draw:connector draw:style-name="gr15" draw:text-style-name="P4" draw:layer="layout" draw:type="curve" draw:line-skew="-2.404cm" svg:x1="9.367cm" svg:y1="5.202cm" svg:x2="9.362cm" svg:y2="16.236cm" draw:start-shape="id9" draw:start-glue-point="3" draw:end-shape="id10" svg:d="m9367 5202c-4363 0-4361 11034-5 11034">
          <text:p/>
        </draw:connector>
        <draw:custom-shape draw:style-name="gr9" draw:text-style-name="P4" xml:id="id11" draw:id="id11" draw:layer="layout" svg:width="4.13cm" svg:height="0.402cm" svg:x="9.3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3.492cm" svg:y1="3.836cm" svg:x2="13.491cm" svg:y2="8.785cm" draw:start-shape="id11" draw:start-glue-point="1" draw:end-shape="id12" draw:end-glue-point="1" svg:d="m13492 3836c750 0 750 4949-1 4949">
          <text:p/>
        </draw:connector>
        <draw:frame draw:style-name="gr2" draw:text-style-name="P3" draw:layer="layout" svg:width="0.635cm" svg:height="0.607cm" svg:x="8.286cm" svg:y="6.9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3.159cm" svg:y="8.112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3.62cm" svg:y="5.843cm">
          <draw:text-box>
            <text:p><text:span text:style-name="T4">4</text:span></text:p>
          </draw:text-box>
        </draw:frame>
        <draw:custom-shape draw:style-name="gr9" draw:text-style-name="P8" xml:id="id13" draw:id="id13" draw:layer="layout" svg:width="4.13cm" svg:height="0.402cm" svg:x="9.3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draw:line-skew="-5.325cm" svg:x1="9.367cm" svg:y1="17.702cm" svg:x2="9.362cm" svg:y2="2.336cm" draw:start-shape="id13" draw:start-glue-point="3" draw:end-shape="id14" draw:end-glue-point="3" svg:d="m9367 17702c-8745 0-8742-15366-5-15366">
          <text:p/>
        </draw:connector>
        <draw:frame draw:style-name="gr16" draw:text-style-name="P3" draw:layer="layout" svg:width="0.635cm" svg:height="0.619cm" svg:x="6.334cm" svg:y="9.664cm">
          <draw:text-box>
            <text:p><text:span text:style-name="T4">2</text:span></text:p>
          </draw:text-box>
        </draw:frame>
        <draw:frame draw:style-name="gr14" draw:text-style-name="P3" draw:layer="layout" svg:width="3.302cm" svg:height="0.607cm" svg:x="6.509cm" svg:y="13.895cm">
          <draw:text-box>
            <text:p><text:span text:style-name="T4">gpPlt+1*8'h20 ---&gt;</text:span></text:p>
          </draw:text-box>
        </draw:frame>
        <draw:frame draw:style-name="gr2" draw:text-style-name="P3" draw:layer="layout" svg:width="3.302cm" svg:height="0.607cm" svg:x="6.382cm" svg:y="15.713cm">
          <draw:text-box>
            <text:p><text:span text:style-name="T4">gpPlt +2*8'h20 ---&gt;</text:span></text:p>
          </draw:text-box>
        </draw:frame>
      </draw:page>
      <draw:page draw:name="page3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<text:s text:c="2"/></text:span><text:span text:style-name="T4">...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9" draw:text-style-name="P8" draw:layer="layout" svg:width="4.13cm" svg:height="0.402cm" svg:x="4.363cm" svg:y="5.131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4.531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6" draw:id="id16" draw:layer="layout" svg:width="4.13cm" svg:height="0.402cm" svg:x="4.363cm" svg:y="4.731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257cm" svg:y="5.437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ustom-shape draw:style-name="gr9" draw:text-style-name="P8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14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883cm" svg:height="0.607cm" svg:x="1.834cm" svg:y="6.63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9" draw:text-style-name="P8" xml:id="id18" draw:id="id18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5" draw:id="id15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8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1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7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3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7.235cm" svg:x2="8.493cm" svg:y2="4.932cm" draw:start-shape="id15" draw:start-glue-point="1" draw:end-shape="id16" svg:d="m8494 17235c750 0 750-12303-1-12303">
          <text:p/>
        </draw:connector>
        <draw:frame draw:style-name="gr2" draw:text-style-name="P3" draw:layer="layout" svg:width="0.635cm" svg:height="0.607cm" svg:x="8.89cm" svg:y="11.4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00 ---&gt;</text:span></text:p>
          </draw:text-box>
        </draw:frame>
        <draw:frame draw:style-name="gr2" draw:text-style-name="P3" draw:layer="layout" svg:width="2.413cm" svg:height="0.607cm" svg:x="2.316cm" svg:y="17.157cm">
          <draw:text-box>
            <text:p><text:span text:style-name="T4">0x40038 ---&gt;</text:span></text:p>
          </draw:text-box>
        </draw:frame>
        <draw:connector draw:style-name="gr8" draw:text-style-name="P4" draw:layer="layout" draw:type="curve" draw:line-skew="0.773cm" svg:x1="8.492cm" svg:y1="3.483cm" svg:x2="8.494cm" svg:y2="15.735cm" draw:start-shape="id17" draw:start-glue-point="1" draw:end-shape="id18" draw:end-glue-point="1" svg:d="m8492 3483c1912 0 1911 12252 2 12252">
          <text:p/>
        </draw:connector>
        <draw:frame draw:style-name="gr2" draw:text-style-name="P3" draw:layer="layout" svg:width="0.635cm" svg:height="0.607cm" svg:x="9.691cm" svg:y="11.488cm">
          <draw:text-box>
            <text:p><text:span text:style-name="T4">1</text:span></text:p>
          </draw:text-box>
        </draw:frame>
        <draw:custom-shape draw:style-name="gr9" draw:text-style-name="P8" draw:layer="layout" svg:width="4.13cm" svg:height="0.402cm" svg:x="4.363cm" svg:y="14.5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5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302cm" svg:height="0.607cm" svg:x="1.509cm" svg:y="8.995cm">
          <draw:text-box>
            <text:p><text:span text:style-name="T4">gpPlt+1*8'h20 ---&gt;</text:span></text:p>
          </draw:text-box>
        </draw:frame>
        <draw:frame draw:style-name="gr2" draw:text-style-name="P3" draw:layer="layout" svg:width="3.302cm" svg:height="0.607cm" svg:x="1.382cm" svg:y="10.813cm">
          <draw:text-box>
            <text:p><text:span text:style-name="T4">gpPlt +2*8'h20 ---&gt;</text:span></text:p>
          </draw:text-box>
        </draw:frame>
        <draw:custom-shape draw:style-name="gr9" draw:text-style-name="P8" draw:layer="layout" svg:width="4.13cm" svg:height="0.402cm" svg:x="11.964cm" svg:y="10.2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8.5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9.1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9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9.7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9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964cm" svg:y="8.7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rect draw:style-name="gr1" draw:text-style-name="P1" draw:layer="layout" svg:width="4.125cm" svg:height="2.073cm" svg:x="10.468cm" svg:y="4.169cm">
          <text:p><text:span text:style-name="T1"/></text:p>
          <text:p><text:span text:style-name="T2"><text:s text:c="2"/></text:span><text:span text:style-name="T2">20: ld $t9, 1c($gp)</text:span></text:p>
          <text:p><text:span text:style-name="T2"><text:s text:c="2"/></text:span></text:p>
          <text:p><text:span text:style-name="T2"><text:s text:c="2"/></text:span><text:span text:style-name="T2">28: nop</text:span></text:p>
          <text:p><text:span text:style-name="T2"><text:s text:c="2"/></text:span><text:span text:style-name="T2">2c: nop</text:span></text:p>
        </draw:rect>
        <draw:rect draw:style-name="gr1" draw:text-style-name="P2" draw:layer="layout" svg:width="4.125cm" svg:height="1.354cm" svg:x="10.468cm" svg:y="9.377cm">
          <text:p><text:span text:style-name="T3"><text:s text:c="2"/></text:span></text:p>
        </draw:rect>
        <draw:rect draw:style-name="gr1" draw:text-style-name="P1" draw:layer="layout" svg:width="4.13cm" svg:height="2.037cm" svg:x="10.463cm" svg:y="2.132cm">
          <text:p><text:span text:style-name="T1"/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/text:p>
        </draw:rect>
        <draw:frame draw:style-name="gr2" draw:text-style-name="P3" draw:layer="layout" svg:width="2.821cm" svg:height="0.607cm" svg:x="8.008cm" svg:y="10.83cm">
          <draw:text-box>
            <text:p><text:span text:style-name="T4">gp --------------&gt;</text:span></text:p>
          </draw:text-box>
        </draw:frame>
        <draw:frame draw:style-name="gr14" draw:text-style-name="P3" draw:layer="layout" svg:width="2.883cm" svg:height="0.607cm" svg:x="7.935cm" svg:y="11.837cm">
          <draw:text-box>
            <text:p><text:span text:style-name="T4">gp +16+2*4 ---&gt;</text:span></text:p>
          </draw:text-box>
        </draw:frame>
        <draw:frame draw:style-name="gr12" draw:text-style-name="P3" draw:layer="layout" svg:width="2.894cm" svg:height="0.635cm" svg:x="7.935cm" svg:y="12.235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10.463cm" svg:y="13.68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10.463cm" svg:y="14.146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39cm" svg:height="0.762cm" svg:x="8.263cm" svg:y="1.248cm">
          <draw:text-box>
            <text:p><text:span text:style-name="T5">memory</text:span></text:p>
          </draw:text-box>
        </draw:frame>
        <draw:custom-shape draw:style-name="gr5" draw:text-style-name="P6" draw:layer="layout" svg:width="4.13cm" svg:height="0.37cm" svg:x="10.463cm" svg:y="12.468cm">
          <text:p text:style-name="P4"><text:span text:style-name="T4">Plt bar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10.463cm" svg:y="11.741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10.463cm" svg:y="12.133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10.463cm" svg:y="11.406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10.463cm" svg:y="12.846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7.014cm" svg:y="13.357cm">
          <draw:text-box>
            <text:p><text:span text:style-name="T4">gpPlt --------------------&gt;</text:span></text:p>
          </draw:text-box>
        </draw:frame>
        <draw:custom-shape draw:style-name="gr5" draw:text-style-name="P8" draw:layer="layout" svg:width="4.131cm" svg:height="0.443cm" svg:x="10.462cm" svg:y="13.254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883cm" svg:height="0.607cm" svg:x="7.932cm" svg:y="11.434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10.463cm" svg:y="16.046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10.463cm" svg:y="17.947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0.462cm" svg:y="14.135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0.462cm" svg:y="16.035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2" draw:id="id22" draw:layer="layout" svg:width="4.13cm" svg:height="0.402cm" svg:x="10.462cm" svg:y="17.935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10.462cm" svg:y="19.802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9" draw:id="id19" draw:layer="layout" svg:width="4.13cm" svg:height="0.402cm" svg:x="10.462cm" svg:y="10.035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10.462cm" svg:y="9.435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10.462cm" svg:y="9.6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10.462cm" svg:y="10.235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0.462cm" svg:y="4.135cm">
          <text:p><text:span text:style-name="T1">__plt__Z3fooii:</text:span></text:p>
          <draw:enhanced-geometry svg:viewBox="0 0 21600 21600" draw:type="rectangle" draw:enhanced-path="M 0 0 L 21600 0 21600 21600 0 21600 0 0 Z N"/>
        </draw:custom-shape>
        <draw:rect draw:style-name="gr1" draw:text-style-name="P1" xml:id="id21" draw:id="id21" draw:layer="layout" svg:width="4.125cm" svg:height="2.073cm" svg:x="10.468cm" svg:y="6.169cm">
          <text:p><text:span text:style-name="T1"/></text:p>
          <text:p><text:span text:style-name="T2"><text:s text:c="2"/></text:span><text:span text:style-name="T2">30: ld $t9, 20($gp)</text:span></text:p>
          <text:p><text:span text:style-name="T2"/></text:p>
          <text:p><text:span text:style-name="T2"><text:s text:c="2"/></text:span><text:span text:style-name="T2">38: nop</text:span></text:p>
          <text:p><text:span text:style-name="T2"><text:s text:c="2"/></text:span><text:span text:style-name="T2">3c: nop</text:span></text:p>
        </draw:rect>
        <draw:custom-shape draw:style-name="gr9" draw:text-style-name="P8" xml:id="id20" draw:id="id20" draw:layer="layout" svg:width="4.13cm" svg:height="0.402cm" svg:x="10.462cm" svg:y="6.135cm">
          <text:p><text:span text:style-name="T1">__plt__Z3barv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2cm" svg:y="10.67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1cm" svg:y="8.2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10.461cm" svg:y="11.0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4" draw:id="id24" draw:layer="layout" svg:width="4.13cm" svg:height="0.431cm" svg:x="10.461cm" svg:y="8.5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10.46cm" svg:y="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6" draw:id="id26" draw:layer="layout" svg:width="4.13cm" svg:height="0.402cm" svg:x="10.462cm" svg:y="2.135cm">
          <text:p><text:span text:style-name="T1">PLT0: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10.467cm" svg:y="5.001cm">
          <text:p><text:span text:style-name="T1"><text:s text:c="2"/></text:span><text:span text:style-name="T1">24: ret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10.462cm" svg:y="7.035cm">
          <text:p><text:span text:style-name="T1"><text:s text:c="2"/></text:span><text:span text:style-name="T1">34: ret $t9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0.462cm" svg:y1="10.236cm" svg:x2="10.462cm" svg:y2="6.336cm" draw:start-shape="id19" draw:start-glue-point="3" draw:end-shape="id20" draw:end-glue-point="3" svg:d="m10462 10236c-750 0-750-3900 0-3900">
          <text:p/>
        </draw:connector>
        <draw:connector draw:style-name="gr15" draw:text-style-name="P4" draw:layer="layout" draw:type="curve" draw:line-skew="-3.249cm" svg:x1="10.468cm" svg:y1="7.205cm" svg:x2="10.462cm" svg:y2="18.136cm" draw:start-shape="id21" draw:end-shape="id22" draw:end-glue-point="3" svg:d="m10468 7205c-5632 0-5629 10931-6 10931">
          <text:p/>
        </draw:connector>
        <draw:custom-shape draw:style-name="gr9" draw:text-style-name="P11" xml:id="id23" draw:id="id23" draw:layer="layout" svg:width="4.13cm" svg:height="0.402cm" svg:x="10.462cm" svg:y="3.635cm">
          <text:p><text:span text:style-name="T1"><text:s text:c="2"/></text:span><text:span text:style-name="T1">1c: jmp dynamic_linker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14.592cm" svg:y1="3.836cm" svg:x2="14.591cm" svg:y2="8.785cm" draw:start-shape="id23" draw:start-glue-point="1" draw:end-shape="id24" draw:end-glue-point="1" svg:d="m14592 3836c750 0 750 4949-1 4949">
          <text:p/>
        </draw:connector>
        <draw:frame draw:style-name="gr2" draw:text-style-name="P3" draw:layer="layout" svg:width="0.635cm" svg:height="0.607cm" svg:x="9.786cm" svg:y="7.786cm">
          <draw:text-box>
            <text:p><text:span text:style-name="T4">1</text:span></text:p>
          </draw:text-box>
        </draw:frame>
        <draw:frame draw:style-name="gr2" draw:text-style-name="P3" draw:layer="layout" svg:width="0.635cm" svg:height="0.607cm" svg:x="4.081cm" svg:y="7.853cm">
          <draw:text-box>
            <text:p><text:span text:style-name="T4">3</text:span></text:p>
          </draw:text-box>
        </draw:frame>
        <draw:frame draw:style-name="gr2" draw:text-style-name="P3" draw:layer="layout" svg:width="0.635cm" svg:height="0.607cm" svg:x="14.72cm" svg:y="5.843cm">
          <draw:text-box>
            <text:p><text:span text:style-name="T4">4</text:span></text:p>
          </draw:text-box>
        </draw:frame>
        <draw:custom-shape draw:style-name="gr9" draw:text-style-name="P10" draw:layer="layout" svg:width="4.13cm" svg:height="0.402cm" svg:x="10.467cm" svg:y="17.5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draw:line-skew="-5.536cm" svg:x1="10.467cm" svg:y1="19.602cm" svg:x2="10.462cm" svg:y2="2.336cm" draw:start-shape="id25" draw:start-glue-point="3" draw:end-shape="id26" draw:end-glue-point="3" svg:d="m10467 19602c-9061 0-9059-17266-5-17266">
          <text:p/>
        </draw:connector>
        <draw:frame draw:style-name="gr2" draw:text-style-name="P3" draw:layer="layout" svg:width="0.635cm" svg:height="0.607cm" svg:x="6.921cm" svg:y="9.751cm">
          <draw:text-box>
            <text:p><text:span text:style-name="T4">2</text:span></text:p>
          </draw:text-box>
        </draw:frame>
        <draw:custom-shape draw:style-name="gr9" draw:text-style-name="P10" xml:id="id25" draw:id="id25" draw:layer="layout" svg:width="4.13cm" svg:height="0.402cm" svg:x="10.467cm" svg:y="19.401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302cm" svg:height="0.607cm" svg:x="7.609cm" svg:y="13.895cm">
          <draw:text-box>
            <text:p><text:span text:style-name="T4">gpPlt+1*8'h20 ---&gt;</text:span></text:p>
          </draw:text-box>
        </draw:frame>
        <draw:frame draw:style-name="gr2" draw:text-style-name="P3" draw:layer="layout" svg:width="3.302cm" svg:height="0.607cm" svg:x="7.482cm" svg:y="15.713cm">
          <draw:text-box>
            <text:p><text:span text:style-name="T4">gpPlt +2*8'h20 ---&gt;</text:span></text:p>
          </draw:text-box>
        </draw:frame>
      </draw:page>
      <draw:page draw:name="page5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frame draw:style-name="gr6" draw:text-style-name="P5" draw:layer="layout" svg:width="2.139cm" svg:height="0.762cm" svg:x="10.144cm" svg:y="2.316cm">
          <draw:text-box>
            <text:p><text:span text:style-name="T5">flash</text:span></text:p>
          </draw:text-box>
        </draw:frame>
        <draw:rect draw:style-name="gr1" draw:text-style-name="P9" draw:layer="layout" svg:width="4.191cm" svg:height="2.413cm" svg:x="11.922cm" svg:y="2.951cm">
          <text:p text:style-name="P7"><text:span text:style-name="T4">la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2.413cm" svg:x="11.923cm" svg:y="5.352cm">
          <text:p text:style-name="P7"><text:span text:style-name="T4">foo:</text:span></text:p>
          <text:p text:style-name="P7"><text:span text:style-name="T4">…</text:span></text:p>
          <text:p text:style-name="P7"><text:span text:style-name="T4">...</text:span></text:p>
          <text:p text:style-name="P4"><text:span text:style-name="T4"/></text:p>
        </draw:rect>
        <draw:rect draw:style-name="gr1" draw:text-style-name="P9" draw:layer="layout" svg:width="4.191cm" svg:height="3.326cm" svg:x="11.924cm" svg:y="7.753cm">
          <text:p text:style-name="P7"><text:span text:style-name="T4">bar:</text:span></text:p>
          <text:p text:style-name="P7"><text:span text:style-name="T4">…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4"><text:span text:style-name="T4"/></text:p>
        </draw:rect>
        <draw:frame draw:style-name="gr6" draw:text-style-name="P3" draw:layer="layout" svg:width="1.377cm" svg:height="0.762cm" svg:x="7.151cm" svg:y="4.696cm">
          <draw:text-box>
            <text:p><text:span text:style-name="T4">main</text:span></text:p>
          </draw:text-box>
        </draw:frame>
        <draw:rect draw:style-name="gr1" draw:text-style-name="P1" draw:layer="layout" svg:width="4.125cm" svg:height="2.073cm" svg:x="4.369cm" svg:y="15.467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5" draw:text-style-name="P8" draw:layer="layout" svg:width="4.13cm" svg:height="0.419cm" svg:x="4.362cm" svg:y="2.89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4.13cm" svg:height="0.431cm" svg:x="4.362cm" svg:y="3.268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3.6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3cm" svg:y="17.033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9cm" svg:y="4.473cm">
          <text:p><text:span text:style-name="T3"><text:s text:c="2"/></text:span></text:p>
        </draw:rect>
        <draw:custom-shape draw:style-name="gr9" draw:text-style-name="P10" draw:layer="layout" svg:width="4.13cm" svg:height="0.402cm" svg:x="4.363cm" svg:y="5.131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3cm" svg:y="4.531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3cm" svg:y="4.731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3cm" svg:y="5.331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4.096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4cm" svg:y="4.56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2cm" svg:y="4.694cm">
          <draw:text-box>
            <text:p><text:span text:style-name="T4">main</text:span></text:p>
          </draw:text-box>
        </draw:frame>
        <draw:connector draw:style-name="gr15" draw:text-style-name="P4" draw:layer="layout" draw:type="curve" svg:x1="4.362cm" svg:y1="3.483cm" svg:x2="4.364cm" svg:y2="17.735cm" draw:start-shape="id27" draw:start-glue-point="3" draw:end-shape="id28" draw:end-glue-point="3" svg:d="m4362 3483c-751 0-752 14252 2 14252">
          <text:p/>
        </draw:connector>
        <draw:custom-shape draw:style-name="gr9" draw:text-style-name="P10" draw:layer="layout" svg:width="4.13cm" svg:height="0.402cm" svg:x="4.364cm" svg:y="6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1cm" svg:y="5.926cm">
          <draw:text-box>
            <text:p><text:span text:style-name="T4">gp --------------&gt;</text:span></text:p>
          </draw:text-box>
        </draw:frame>
        <draw:frame draw:style-name="gr14" draw:text-style-name="P3" draw:layer="layout" svg:width="2.883cm" svg:height="0.607cm" svg:x="1.837cm" svg:y="6.933cm">
          <draw:text-box>
            <text:p><text:span text:style-name="T4">gp +16+2*4 ---&gt;</text:span></text:p>
          </draw:text-box>
        </draw:frame>
        <draw:frame draw:style-name="gr12" draw:text-style-name="P3" draw:layer="layout" svg:width="2.894cm" svg:height="0.635cm" svg:x="1.837cm" svg:y="7.331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5cm" svg:y="8.785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4cm" svg:x="4.365cm" svg:y="9.242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564cm">
          <text:p text:style-name="P4"><text:span text:style-name="T4">0x4006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5cm" svg:y="6.837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5cm" svg:y="7.229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5cm" svg:y="6.502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5cm" svg:y="7.942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6cm" svg:y="8.453cm">
          <draw:text-box>
            <text:p><text:span text:style-name="T4">gpPlt --------------------&gt;</text:span></text:p>
          </draw:text-box>
        </draw:frame>
        <draw:frame draw:style-name="gr14" draw:text-style-name="P3" draw:layer="layout" svg:width="4.298cm" svg:height="0.607cm" svg:x="0.93cm" svg:y="8.991cm">
          <draw:text-box>
            <text:p><text:span text:style-name="T4">gpPlt +1*8'h10 ---&gt;</text:span></text:p>
          </draw:text-box>
        </draw:frame>
        <draw:frame draw:style-name="gr2" draw:text-style-name="P3" draw:layer="layout" svg:width="3.79cm" svg:height="0.607cm" svg:x="0.894cm" svg:y="10.809cm">
          <draw:text-box>
            <text:p><text:span text:style-name="T4">gpPlt +2*8'h10 ---&gt;</text:span></text:p>
          </draw:text-box>
        </draw:frame>
        <draw:custom-shape draw:style-name="gr5" draw:text-style-name="P8" draw:layer="layout" svg:width="4.131cm" svg:height="0.443cm" svg:x="4.364cm" svg:y="8.35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883cm" svg:height="0.607cm" svg:x="1.834cm" svg:y="6.53cm">
          <draw:text-box>
            <text:p><text:span text:style-name="T4">gp +16+1*4 ---&gt;</text:span></text:p>
          </draw:text-box>
        </draw:frame>
        <draw:custom-shape draw:style-name="gr5" draw:text-style-name="P10" draw:layer="layout" svg:width="4.13cm" svg:height="1.899cm" svg:x="4.365cm" svg:y="11.142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13cm" svg:height="1.899cm" svg:x="4.365cm" svg:y="13.043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9.231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1.131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3.031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4cm" svg:y="14.8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4cm" svg:y="5.76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6.166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7cm" svg:y="17.468cm">
          <text:p><text:span text:style-name="T2"/></text:p>
          <text:p><text:span text:style-name="T2"><text:s text:c="2"/></text:span></text:p>
        </draw:rect>
        <draw:custom-shape draw:style-name="gr9" draw:text-style-name="P8" xml:id="id29" draw:id="id29" draw:layer="layout" svg:width="4.13cm" svg:height="0.402cm" svg:x="4.364cm" svg:y="15.534cm">
          <text:p><text:span text:style-name="T1">foo: 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4cm" svg:y="17.0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8" draw:id="id28" draw:layer="layout" svg:width="4.13cm" svg:height="0.402cm" svg:x="4.364cm" svg:y="17.534cm">
          <text:p><text:span text:style-name="T1">bar: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35cm" svg:height="0.607cm" svg:x="3.388cm" svg:y="5.485cm">
          <draw:text-box>
            <text:p><text:span text:style-name="T4">1</text:span></text:p>
          </draw:text-box>
        </draw:frame>
        <draw:connector draw:style-name="gr15" draw:text-style-name="P4" draw:layer="layout" draw:type="curve" svg:x1="8.494cm" svg:y1="18.335cm" svg:x2="8.494cm" svg:y2="15.735cm" draw:end-shape="id29" draw:end-glue-point="1" svg:d="m8494 18335c750 0 750-2600 0-2600">
          <text:p/>
        </draw:connector>
        <draw:frame draw:style-name="gr2" draw:text-style-name="P3" draw:layer="layout" svg:width="0.635cm" svg:height="0.607cm" svg:x="8.89cm" svg:y="16.687cm">
          <draw:text-box>
            <text:p><text:span text:style-name="T4">2</text:span></text:p>
          </draw:text-box>
        </draw:frame>
        <draw:frame draw:style-name="gr2" draw:text-style-name="P3" draw:layer="layout" svg:width="2.413cm" svg:height="0.607cm" svg:x="2.216cm" svg:y="15.237cm">
          <draw:text-box>
            <text:p><text:span text:style-name="T4">0x40038 ---&gt;</text:span></text:p>
          </draw:text-box>
        </draw:frame>
        <draw:frame draw:style-name="gr2" draw:text-style-name="P3" draw:layer="layout" svg:width="2.413cm" svg:height="0.607cm" svg:x="1.917cm" svg:y="17.138cm">
          <draw:text-box>
            <text:p><text:span text:style-name="T4">0x4006c ---&gt;</text:span></text:p>
          </draw:text-box>
        </draw:frame>
        <draw:custom-shape draw:style-name="gr9" draw:text-style-name="P10" draw:layer="layout" svg:width="4.13cm" svg:height="0.402cm" svg:x="4.363cm" svg:y="14.431cm">
          <text:p><text:span text:style-name="T3"><text:s/></text:span><text:span text:style-name="T3">j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8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1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7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3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5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10.3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8.6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9.2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9.4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9.8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10.0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11.764cm" svg:y="8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6" draw:text-style-name="P5" draw:layer="layout" svg:width="2.139cm" svg:height="0.762cm" svg:x="2.27cm" svg:y="2.143cm">
          <draw:text-box>
            <text:p><text:span text:style-name="T5">memory</text:span></text:p>
          </draw:text-box>
        </draw:frame>
        <draw:rect draw:style-name="gr1" draw:text-style-name="P1" draw:layer="layout" svg:width="4.125cm" svg:height="2.073cm" svg:x="4.368cm" svg:y="15.469cm">
          <text:p><text:span text:style-name="T1"/></text:p>
          <text:p><text:span text:style-name="T2"><text:s text:c="2"/></text:span><text:span text:style-name="T2">...</text:span></text:p>
          <text:p><text:span text:style-name="T2"><text:s text:c="2"/></text:span></text:p>
        </draw:rect>
        <draw:custom-shape draw:style-name="gr9" draw:text-style-name="P8" draw:layer="layout" svg:width="4.13cm" svg:height="0.402cm" svg:x="4.362cm" svg:y="15.435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1cm" svg:y="2.901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1" draw:id="id31" draw:layer="layout" svg:width="4.13cm" svg:height="0.431cm" svg:x="4.361cm" svg:y="3.27cm">
          <text:p><text:span text:style-name="T4">Dynamic_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3.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2cm" svg:y="17.035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125cm" svg:height="1.354cm" svg:x="4.368cm" svg:y="4.475cm">
          <text:p><text:span text:style-name="T3"><text:s text:c="2"/></text:span></text:p>
        </draw:rect>
        <draw:custom-shape draw:style-name="gr9" draw:text-style-name="P8" draw:layer="layout" svg:width="4.13cm" svg:height="0.402cm" svg:x="4.362cm" svg:y="5.133cm">
          <text:p><text:span text:style-name="T3"><text:s/></text:span><text:span text:style-name="T6">jsub __plt__Z3barv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2cm" svg:y="4.533cm">
          <text:p><text:span text:style-name="T6"><text:s/></text:span><text:span text:style-name="T6">jsub __plt__Z3fooii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2cm" svg:y="4.733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2cm" svg:y="5.333cm">
          <text:p><text:span text:style-name="T6"><text:s/></text:span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19cm" svg:x="4.36cm" svg:y="4.098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381cm" svg:height="1.129cm" svg:x="3.923cm" svg:y="4.5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1.377cm" svg:height="0.762cm" svg:x="2.651cm" svg:y="4.696cm">
          <draw:text-box>
            <text:p><text:span text:style-name="T4">main</text:span></text:p>
          </draw:text-box>
        </draw:frame>
        <draw:custom-shape draw:style-name="gr9" draw:text-style-name="P8" draw:layer="layout" svg:width="4.13cm" svg:height="0.402cm" svg:x="4.363cm" svg:y="6.3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21cm" svg:height="0.607cm" svg:x="1.909cm" svg:y="5.928cm">
          <draw:text-box>
            <text:p><text:span text:style-name="T4">gp --------------&gt;</text:span></text:p>
          </draw:text-box>
        </draw:frame>
        <draw:frame draw:style-name="gr14" draw:text-style-name="P3" draw:layer="layout" svg:width="2.883cm" svg:height="0.607cm" svg:x="1.836cm" svg:y="6.935cm">
          <draw:text-box>
            <text:p><text:span text:style-name="T4">gp +16+2*4 ---&gt;</text:span></text:p>
          </draw:text-box>
        </draw:frame>
        <draw:frame draw:style-name="gr12" draw:text-style-name="P3" draw:layer="layout" svg:width="2.894cm" svg:height="0.635cm" svg:x="1.836cm" svg:y="7.333cm">
          <draw:text-box>
            <text:p><text:span text:style-name="T4">gp +16+3*4 ---&gt;</text:span></text:p>
          </draw:text-box>
        </draw:frame>
        <draw:custom-shape draw:style-name="gr5" draw:text-style-name="P8" draw:layer="layout" svg:width="4.13cm" svg:height="0.457cm" svg:x="4.364cm" svg:y="8.787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4cm" svg:x="4.364cm" svg:y="9.244cm">
          <text:p><text:span text:style-name="T4"/></text:p>
          <text:p><text:span text:style-name="T4"><text:s text:c="2"/></text:span><text:span text:style-name="T4">addiu $t9, $zero, 1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566cm">
          <text:p text:style-name="P4"><text:span text:style-name="T4">0x4006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92cm" svg:x="4.364cm" svg:y="6.839cm">
          <text:p text:style-name="P4"><text:span text:style-name="T4">Plt la add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13cm" svg:height="0.37cm" svg:x="4.364cm" svg:y="7.231cm">
          <text:p text:style-name="P4"><text:span text:style-name="T4">0x40038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92cm" svg:x="4.364cm" svg:y="6.504cm">
          <text:p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462cm" svg:x="4.364cm" svg:y="7.944cm">
          <text:p><text:span text:style-name="T4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742cm" svg:height="0.762cm" svg:x="0.915cm" svg:y="8.455cm">
          <draw:text-box>
            <text:p><text:span text:style-name="T4">gpPlt --------------------&gt;</text:span></text:p>
          </draw:text-box>
        </draw:frame>
        <draw:frame draw:style-name="gr14" draw:text-style-name="P3" draw:layer="layout" svg:width="3.719cm" svg:height="0.607cm" svg:x="1.508cm" svg:y="8.993cm">
          <draw:text-box>
            <text:p><text:span text:style-name="T4">gpPlt+1*8'h20 ---&gt;</text:span></text:p>
          </draw:text-box>
        </draw:frame>
        <draw:frame draw:style-name="gr2" draw:text-style-name="P3" draw:layer="layout" svg:width="3.302cm" svg:height="0.607cm" svg:x="1.381cm" svg:y="10.811cm">
          <draw:text-box>
            <text:p><text:span text:style-name="T4">gpPlt +2*8'h20 ---&gt;</text:span></text:p>
          </draw:text-box>
        </draw:frame>
        <draw:custom-shape draw:style-name="gr5" draw:text-style-name="P8" draw:layer="layout" svg:width="4.131cm" svg:height="0.443cm" svg:x="4.363cm" svg:y="8.352cm">
          <text:p><text:span text:style-name="T4">0</text:span>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883cm" svg:height="0.607cm" svg:x="1.833cm" svg:y="6.532cm">
          <draw:text-box>
            <text:p><text:span text:style-name="T4">gp +16+1*4 ---&gt;</text:span></text:p>
          </draw:text-box>
        </draw:frame>
        <draw:custom-shape draw:style-name="gr5" draw:text-style-name="P8" draw:layer="layout" svg:width="4.13cm" svg:height="1.899cm" svg:x="4.364cm" svg:y="11.144cm">
          <text:p><text:span text:style-name="T4"/></text:p>
          <text:p><text:span text:style-name="T4"><text:s text:c="2"/></text:span><text:span text:style-name="T4">addiu $t9, $zero, 2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1.899cm" svg:x="4.364cm" svg:y="13.045cm">
          <text:p><text:span text:style-name="T4"/></text:p>
          <text:p><text:span text:style-name="T4"><text:s text:c="2"/></text:span><text:span text:style-name="T4">addiu $t9, $zero, 3;</text:span></text:p>
          <text:p><text:span text:style-name="T4"><text:s text:c="2"/></text:span><text:span text:style-name="T4">st $t9, 0($gp); </text:span></text:p>
          <text:p><text:span text:style-name="T4"><text:s text:c="2"/></text:span><text:span text:style-name="T4">ld $t9, 16($gp); </text:span></text:p>
          <text:p><text:span text:style-name="T4"><text:s text:c="2"/></text:span><text:span text:style-name="T4">j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3" draw:id="id33" draw:layer="layout" svg:width="4.13cm" svg:height="0.402cm" svg:x="4.363cm" svg:y="9.233cm">
          <text:p><text:span text:style-name="T4">Plt la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11.133cm">
          <text:p><text:span text:style-name="T4">Plt 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13.033cm">
          <text:p><text:span text:style-name="T4">Plt bar: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635cm" svg:x="4.363cm" svg:y="14.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3cm" svg:y="5.769cm">
          <text:p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13cm" svg:height="0.381cm" svg:x="4.362cm" svg:y="6.168cm">
          <text:p><text:span text:style-name="T4">...</text:span>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4.125cm" svg:height="2.847cm" svg:x="4.369cm" svg:y="17.47cm">
          <text:p><text:span text:style-name="T2"/></text:p>
          <text:p><text:span text:style-name="T2"><text:s text:c="2"/></text:span></text:p>
        </draw:rect>
        <draw:custom-shape draw:style-name="gr9" draw:text-style-name="P8" draw:layer="layout" svg:width="4.13cm" svg:height="0.402cm" svg:x="4.363cm" svg:y="15.436cm">
          <text:p><text:span text:style-name="T1">foo: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17.036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3cm" svg:y="17.536cm">
          <text:p><text:span text:style-name="T1">bar: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curve" svg:x1="8.493cm" svg:y1="10.937cm" svg:x2="8.491cm" svg:y2="3.485cm" draw:start-shape="id30" draw:end-shape="id31" draw:end-glue-point="1" svg:d="m8493 10937c750 0 751-7452-2-7452">
          <text:p/>
        </draw:connector>
        <draw:frame draw:style-name="gr2" draw:text-style-name="P3" draw:layer="layout" svg:width="0.635cm" svg:height="0.607cm" svg:x="3.387cm" svg:y="5.487cm">
          <draw:text-box>
            <text:p><text:span text:style-name="T4">2</text:span></text:p>
          </draw:text-box>
        </draw:frame>
        <draw:frame draw:style-name="gr2" draw:text-style-name="P3" draw:layer="layout" svg:width="0.635cm" svg:height="0.607cm" svg:x="8.888cm" svg:y="4.288cm">
          <draw:text-box>
            <text:p><text:span text:style-name="T4">2</text:span></text:p>
          </draw:text-box>
        </draw:frame>
        <draw:connector draw:style-name="gr15" draw:text-style-name="P4" draw:layer="layout" draw:type="curve" svg:x1="8.494cm" svg:y1="19.535cm" svg:x2="8.493cm" svg:y2="9.434cm" draw:start-shape="id32" draw:start-glue-point="1" draw:end-shape="id33" draw:end-glue-point="1" svg:d="m8494 19535c750 0 750-10101-1-10101">
          <text:p/>
        </draw:connector>
        <draw:frame draw:style-name="gr2" draw:text-style-name="P3" draw:layer="layout" svg:width="0.635cm" svg:height="0.607cm" svg:x="8.889cm" svg:y="14.189cm">
          <draw:text-box>
            <text:p><text:span text:style-name="T4">1</text:span></text:p>
          </draw:text-box>
        </draw:frame>
        <draw:custom-shape draw:style-name="gr9" draw:text-style-name="P8" xml:id="id30" draw:id="id30" draw:layer="layout" svg:width="4.13cm" svg:height="0.402cm" svg:x="4.363cm" svg:y="10.736cm">
          <text:p><text:span text:style-name="T1"><text:s text:c="2"/></text:span><text:span text:style-name="T1">j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834cm">
          <text:p><text:span text:style-name="T1"><text:s text:c="2"/></text:span><text:span text:style-name="T1">ret $l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134cm">
          <text:p><text:span text:style-name="T1"><text:s text:c="2"/></text:span><text:span text:style-name="T1">ld $t9, 24($gp) // call foo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734cm">
          <text:p><text:span text:style-name="T1"><text:s text:c="2"/></text:span><text:span text:style-name="T1">jalr $t9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7.8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9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2" draw:id="id32" draw:layer="layout" svg:width="4.13cm" svg:height="0.402cm" svg:x="4.364cm" svg:y="19.334cm">
          <text:p><text:span text:style-name="T1"><text:s text:c="2"/></text:span><text:span text:style-name="T1">ld $t9, 20($gp) // call l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9.5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13cm" svg:height="0.402cm" svg:x="4.364cm" svg:y="18.334cm">
          <text:p><text:span text:style-name="T1"><text:s text:c="2"/></text:span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6-28T14:27:31</meta:creation-date>
    <dc:date>2015-12-03T18:59:36</dc:date>
    <meta:editing-duration>PT20H38M</meta:editing-duration>
    <meta:editing-cycles>101</meta:editing-cycles>
    <meta:generator>OpenOffice.org/3.3$Unix OpenOffice.org_project/330m20$Build-9567</meta:generator>
    <dc:creator>Chung-Shu Chen</dc:creator>
    <meta:document-statistic meta:object-count="372"/>
  </office:meta>
</office:document-meta>
</file>